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1875in" style:rel-column-width="20701*"/>
    </style:style>
    <style:style style:name="horizontallist.B" style:family="table-column">
      <style:table-column-properties style:column-width="4.7375in" style:rel-column-width="44834*"/>
    </style:style>
    <style:style style:name="Table1" style:family="table">
      <style:table-properties style:width="6.925in" table:align="margins" fo:keep-with-next="always"/>
    </style:style>
    <style:style style:name="Table1.A" style:family="table-column">
      <style:table-column-properties style:column-width="1.0028in" style:rel-column-width="9489*"/>
    </style:style>
    <style:style style:name="Table1.B" style:family="table-column">
      <style:table-column-properties style:column-width="5.9222in" style:rel-column-width="56046*"/>
    </style:style>
    <style:style style:name="Table1.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text-body">
      <style:paragraph-properties fo:break-before="page"/>
    </style:style>
    <style:style style:name="P5" style:family="paragraph" style:parent-style-name="text-body" style:list-style-name=""/>
    <style:style style:name="P6" style:family="paragraph" style:parent-style-name="Standard" style:list-style-name="L1"/>
    <style:style style:name="P7" style:family="paragraph" style:parent-style-name="Standard" style:list-style-name="L2"/>
    <style:style style:name="P8" style:family="paragraph" style:parent-style-name="sect1" style:list-style-name=""/>
    <style:style style:name="P9" style:family="paragraph" style:parent-style-name="sect1">
      <style:paragraph-properties fo:break-before="page"/>
    </style:style>
    <style:style style:name="P10" style:family="paragraph" style:parent-style-name="sect2">
      <style:paragraph-properties fo:break-before="page"/>
    </style:style>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 Ceph ICE Virtual Machine Deployment Guide</text:p>
      <text:p text:style-name="cover-text"/>
      <text:h text:style-name="sect1" text:outline-level="1"><text:bookmark-start text:name="_ceph_ice_virtual_machine_deployment"/>Ceph Ice Virtual Machine Deployment<text:bookmark-end text:name="_ceph_ice_virtual_machine_deployment"/></text:h>
      <text:p text:style-name="text-body">The deployment of the Ceph virtual machine is performed using the <text:span text:style-name="_2a__20_RA-File">deploy-ceph-vm.sh</text:span> script. This script creates a kickstart file and then executes the <text:span text:style-name="_2a__20_RA-Software_20_Name">virt-install</text:span> command to install the system.</text:p>
      <text:p text:style-name="text-body">The generated kickstart script performs the following steps.</text:p>
      <text:list xml:id="list996441037116930216" text:style-name="L1">
        <text:list-item>
          <text:p text:style-name="P6">Partitions the system </text:p>
        </text:list-item>
        <text:list-item>
          <text:p text:style-name="P6">Sets SELinux to permissive mode </text:p>
        </text:list-item>
        <text:list-item>
          <text:p text:style-name="P6">Configures iptables to run on the system and disables firewalld. </text:p>
        </text:list-item>
        <text:list-item>
          <text:p text:style-name="P6">Configures networking including the following: </text:p>
          <text:list>
            <text:list-item>
              <text:p text:style-name="P6">static IP addresses </text:p>
            </text:list-item>
            <text:list-item>
              <text:p text:style-name="P6">The gateway </text:p>
            </text:list-item>
            <text:list-item>
              <text:p text:style-name="P6">Name resolution </text:p>
            </text:list-item>
            <text:list-item>
              <text:p text:style-name="P6">NTP time service</text:p>
            </text:list-item>
          </text:list>
        </text:list-item>
        <text:list-item>
          <text:p text:style-name="P6">Registers the system using the Red Hat Subscription Manager </text:p>
        </text:list-item>
      </text:list>
      <text:h text:style-name="sect2" text:outline-level="2"><text:bookmark-start text:name="_setup"/>Setup<text:bookmark-end text:name="_setup"/></text:h>
      <text:p text:style-name="text-body">Make sure a copy of the ISO for the <text:span text:style-name="_2a__20_RA-Software_20_Name">Red Hat Enterprise Server 7 Installation DVD</text:span> is in the <text:span text:style-name="_2a__20_RA-File">/store/data/iso</text:span> directory</text:p>
      <text:p text:style-name="text-body">Copy the <text:span text:style-name="_2a__20_RA-File">deploy-ceph-vm.sh</text:span> script into the <text:span text:style-name="T3">/root</text:span> directory.</text:p>
      <text:p text:style-name="text-body">Copy the <text:span text:style-name="T3">vlock_files/ceph_vm.vlock</text:span> file into the <text:span text:style-name="T3">/root</text:span><text:span text:style-name="T4"> directory</text:span>.</text:p>
      <text:p text:style-name="P5"/>
      <text:h text:style-name="P10" text:outline-level="2"><text:bookmark-start text:name="_configuration"/>Configuration<text:bookmark-end text:name="_configuration"/></text:h>
      <text:p text:style-name="text-body">Create a configuration file in the <text:span text:style-name="_2a__20_RA-File">/root</text:span> directory called <text:span text:style-name="_2a__20_RA-File">ceph.cfg</text:span>.</text:p>
      <text:p text:style-name="text-body">The file should look similar to the following file:</text:p>
      <text:p text:style-name="_2a__20_RA-Content">hostname ceph.example.org<text:line-break/>rootpassword changeme<text:line-break/>timezone America/Chicago<text:line-break/>smuser CHANGEME<text:line-break/>smpassword 'CHANGEME'<text:line-break/>smpool 5438fdsdgf09gig8er80gfgeg8eg8gff<text:line-break/><text:line-break/>gateway 10.19.143.254<text:line-break/>nameserver 10.19.143.247,10.19.143.248<text:line-break/>ntpserver 0.fedora.pool.ntp.org<text:line-break/><text:line-break/><text:line-break/># Iface <text:s text:c="4"/>IP <text:s text:c="14"/>NETMASK<text:line-break/>eth0 <text:s text:c="7"/>10.19.139.65 <text:s text:c="4"/>255.255.248.0<text:line-break/>eth1 <text:s text:c="7"/>172.44.139.65 <text:s text:c="3"/>255.255.255.0</text:p>
      <text:p text:style-name="text-body"/>
      <text:p text:style-name="text-body">The file contains the following configuration parameters: Set the following variables:</text:p>
      <table:table table:name="horizontallist" table:style-name="horizontallist">
        <table:table-column table:style-name="horizontallist.A"/>
        <table:table-column table:style-name="horizontallist.B"/>
        <table:table-row>
          <table:table-cell office:value-type="string">
            <text:p text:style-name="P3">hostname </text:p>
          </table:table-cell>
          <table:table-cell office:value-type="string">
            <text:p text:style-name="Standard">The FQDN of the server. </text:p>
          </table:table-cell>
        </table:table-row>
        <table:table-row>
          <table:table-cell office:value-type="string">
            <text:p text:style-name="P3">rootpassword </text:p>
          </table:table-cell>
          <table:table-cell office:value-type="string">
            <text:p text:style-name="Standard">The root user password for the system. </text:p>
          </table:table-cell>
        </table:table-row>
        <table:table-row>
          <table:table-cell office:value-type="string">
            <text:p text:style-name="P3">timezone </text:p>
          </table:table-cell>
          <table:table-cell office:value-type="string">
            <text:p text:style-name="Standard">The timezone the system is in. </text:p>
          </table:table-cell>
        </table:table-row>
        <table:table-row>
          <table:table-cell office:value-type="string">
            <text:p text:style-name="P3">smuser </text:p>
          </table:table-cell>
          <table:table-cell office:value-type="string">
            <text:p text:style-name="Standard">The user credential when registering with Subscription Manager. </text:p>
          </table:table-cell>
        </table:table-row>
        <table:table-row>
          <table:table-cell office:value-type="string">
            <text:p text:style-name="P3">smpassword </text:p>
          </table:table-cell>
          <table:table-cell office:value-type="string">
            <text:p text:style-name="Standard">The user password when registering with Subscription Manager. The password must be enclosed in single quotes if it contains certain special characters. </text:p>
          </table:table-cell>
        </table:table-row>
        <table:table-row>
          <table:table-cell office:value-type="string">
            <text:p text:style-name="P3">smpool </text:p>
          </table:table-cell>
          <table:table-cell office:value-type="string">
            <text:p text:style-name="Standard">The pool ID used when attaching the system to an entitlement. </text:p>
          </table:table-cell>
        </table:table-row>
        <table:table-row>
          <table:table-cell office:value-type="string">
            <text:p text:style-name="P3">gateway </text:p>
          </table:table-cell>
          <table:table-cell office:value-type="string">
            <text:p text:style-name="Standard">The default gateway for the system. </text:p>
          </table:table-cell>
        </table:table-row>
        <table:table-row>
          <table:table-cell office:value-type="string">
            <text:p text:style-name="P3">nameserver </text:p>
          </table:table-cell>
          <table:table-cell office:value-type="string">
            <text:p text:style-name="Standard">A comma separated list of nameserver IP addresses. </text:p>
          </table:table-cell>
        </table:table-row>
        <table:table-row>
          <table:table-cell office:value-type="string">
            <text:p text:style-name="P3">ntpserver </text:p>
          </table:table-cell>
          <table:table-cell office:value-type="string">
            <text:p text:style-name="Standard">A comma separated list of time servers. This can be IP addresses or FQDNs. </text:p>
          </table:table-cell>
        </table:table-row>
      </table:table>
      <text:p text:style-name="text-body"/>
      <text:p text:style-name="text-body"/>
      <text:p text:style-name="P4">The following parameters must be specified after all the other parameters.</text:p>
      <table:table table:name="Table1" table:style-name="Table1">
        <table:table-column table:style-name="Table1.A"/>
        <table:table-column table:style-name="Table1.B"/>
        <table:table-row>
          <table:table-cell table:style-name="Table1.A1" office:value-type="string">
            <text:p text:style-name="P3">eth0</text:p>
          </table:table-cell>
          <table:table-cell table:style-name="Table1.A1" office:value-type="string">
            <text:list xml:id="list6295404911889285321" text:style-name="L2">
              <text:list-header>
                <text:p text:style-name="P7">This line specifies the IP address and network mask for the eth0 interface. The line begins with eth0 followed by at least one space and then the IP address, followed by another set of spaces and then the network mask. </text:p>
              </text:list-header>
            </text:list>
          </table:table-cell>
        </table:table-row>
        <table:table-row>
          <table:table-cell table:style-name="Table1.A1" office:value-type="string">
            <text:p text:style-name="P3">eth1</text:p>
          </table:table-cell>
          <table:table-cell table:style-name="Table1.A1" office:value-type="string">
            <text:list xml:id="list37397123" text:continue-numbering="true" text:style-name="L2">
              <text:list-header>
                <text:p text:style-name="P7">This line specifies the IP address and network mask for the eth1 interface. The line begins with eth1 followed by at least one space and then the IP address, followed by another set of spaces and then the network mask. </text:p>
              </text:list-header>
            </text:list>
          </table:table-cell>
        </table:table-row>
      </table:table>
      <text:p text:style-name="Standard"/>
      <text:list xml:id="list37397520" text:continue-numbering="true" text:style-name="L2">
        <text:list-header>
          <text:p text:style-name="P7"/>
        </text:list-header>
      </text:list>
      <text:h text:style-name="sect2" text:outline-level="2"><text:bookmark-start text:name="_installing_the_ceph_virtual_machine"/>Installing the Ceph Virtual Machine<text:bookmark-end text:name="_installing_the_ceph_virtual_machine"/></text:h>
      <text:p text:style-name="text-body">To install the Ceph virtual machine, invoke the <text:span text:style-name="_2a__20_RA-File">deploy-Ceph-vm.sh</text:span> script. Pass <text:span text:style-name="_2a__20_RA-File">ceph.cfg</text:span> as the first parameter and the full path to the Red Hat Enterprise Server 6 Installation media as the second option.</text:p>
      <text:p text:style-name="_2a__20_RA-Code"># ./deploy-ceph-vm.sh ceph.cfg /store/data/iso/rhel-server-7.0-x86_64-dvd.iso<text:line-break/><text:line-break/>Starting install...<text:line-break/>Retrieving file .treeinfo... <text:s text:c="70"/>| 3.2 kB <text:s/>00:00:00<text:line-break/>Retrieving file vmlinuz... <text:s text:c="72"/>| 7.9 MB <text:s/>00:00:00<text:line-break/>Retrieving file initrd.img... <text:s text:c="69"/>| <text:s/>64 MB <text:s/>00:00:00<text:line-break/>Creating storage file ceph.img <text:s text:c="65"/>| <text:s/>16 GB <text:s/>00:00:00<text:line-break/>Creating domain... <text:s text:c="80"/>| <text:s text:c="3"/>0 B <text:s/>00:00:00<text:line-break/>Domain installation still in progress. You can reconnect to<text:line-break/>the console to complete the installation process.</text:p>
      <text:p text:style-name="text-body"/>
      <text:p text:style-name="text-body">The installation will begin, but no console will be displayed. To display the console, make sure you are logged into a GUI environment, open a terminal and type <text:span text:style-name="_2a__20_RA-Software_20_Name">virt-viewer ceph</text:span>.</text:p>
      <text:p text:style-name="text-body">Note that if you are connected to the Foreman server using a Windows system, you need to install <text:span text:style-name="_2a__20_RA-Software_20_Name">Xwin Server</text:span> before executing <text:span text:style-name="_2a__20_RA-Software_20_Name">virt-viewer ceph</text:span>.</text:p>
      <text:p text:style-name="text-body">A console for the Ceph virtual machine will open.</text:p>
      <text:p text:style-name="text-body">After the virtual machine completes the installation, it will power itself off.</text:p>
      <text:p text:style-name="text-body"/>
      <text:p text:style-name="P4">The power state of the virtual machine can be viewed using the <text:span text:style-name="_2a__20_RA-Software_20_Name">virsh list --all</text:span> command.</text:p>
      <text:p text:style-name="_2a__20_RA-Code"># virsh list --all<text:line-break/> Id <text:s text:c="3"/>Name <text:s text:c="26"/>State<text:line-break/> ----------------------------------------------------<text:line-break/> 2 <text:s text:c="4"/>ceph <text:s text:c="23"/>running<text:line-break/></text:p>
      <text:p text:style-name="text-body"/>
      <text:p text:style-name="text-body">The virtual machine can be started using the following command:</text:p>
      <text:p text:style-name="_2a__20_RA-Code"># virsh start ceph</text:p>
      <text:h text:style-name="sect2" text:outline-level="2"><text:bookmark-start text:name="_next_steps"/>Next Steps<text:bookmark-end text:name="_next_steps"/></text:h>
      <text:p text:style-name="text-body">After the Ceph virtual machine is installed and the Ceph installer is executed, the Ceph instance must be configured for the environment.</text:p>
      <text:p text:style-name="text-body">Follow the applicable Ceph Configuration Guide.</text:p>
      <text:p text:style-name="text-body"/>
      <text:h text:style-name="P8" text:outline-level="1"/>
      <text:h text:style-name="P9" text:outline-level="1">deploy-ceph-vm.sh</text:h>
      <text:p text:style-name="text-body"/>
      <text:p text:style-name="_2a__20_RA-Content">#! /bin/bash</text:p>
      <text:p text:style-name="_2a__20_RA-Content"/>
      <text:p text:style-name="_2a__20_RA-Content">[[ ${#@} != 2 ]] &amp;&amp; echo "This script requires two parameters, a configuration file as the first parameter and the location of the installation ISO as the second parameter." &amp;&amp; exit</text:p>
      <text:p text:style-name="_2a__20_RA-Content"/>
      <text:p text:style-name="_2a__20_RA-Content">cfg_file=$1</text:p>
      <text:p text:style-name="_2a__20_RA-Content">location=$2</text:p>
      <text:p text:style-name="_2a__20_RA-Content"/>
      <text:p text:style-name="_2a__20_RA-Content">cat &lt;&lt;'EOFKS' &gt; /tmp/ceph.ks</text:p>
      <text:p text:style-name="_2a__20_RA-Content"/>
      <text:p text:style-name="_2a__20_RA-Content">install</text:p>
      <text:p text:style-name="_2a__20_RA-Content">cdrom</text:p>
      <text:p text:style-name="_2a__20_RA-Content">reboot</text:p>
      <text:p text:style-name="_2a__20_RA-Content"/>
      <text:p text:style-name="_2a__20_RA-Content"># Partitioning</text:p>
      <text:p text:style-name="_2a__20_RA-Content">ignoredisk --only-use=vda</text:p>
      <text:p text:style-name="_2a__20_RA-Content">zerombr</text:p>
      <text:p text:style-name="_2a__20_RA-Content">bootloader --boot-drive=vda</text:p>
      <text:p text:style-name="_2a__20_RA-Content"/>
      <text:p text:style-name="_2a__20_RA-Content">clearpart --all</text:p>
      <text:p text:style-name="_2a__20_RA-Content"/>
      <text:p text:style-name="_2a__20_RA-Content">part /boot --fstype=ext4 --size=500</text:p>
      <text:p text:style-name="_2a__20_RA-Content">part pv.01 --size=8192 --grow</text:p>
      <text:p text:style-name="_2a__20_RA-Content"/>
      <text:p text:style-name="_2a__20_RA-Content">volgroup VolGroup --pesize=4096 pv.01</text:p>
      <text:p text:style-name="_2a__20_RA-Content"/>
      <text:p text:style-name="_2a__20_RA-Content">logvol / --fstype=ext4 --name=lv_root --vgname=VolGroup --grow --size=1024</text:p>
      <text:p text:style-name="_2a__20_RA-Content">logvol swap --name=lv_swap --vgname=VolGroup --size=1024</text:p>
      <text:p text:style-name="_2a__20_RA-Content"/>
      <text:p text:style-name="_2a__20_RA-Content">keyboard --vckeymap=us --xlayouts='us'</text:p>
      <text:p text:style-name="_2a__20_RA-Content">lang en_US.UTF-8</text:p>
      <text:p text:style-name="_2a__20_RA-Content"/>
      <text:p text:style-name="_2a__20_RA-Content">auth --enableshadow --passalgo=sha512</text:p>
      <text:p text:style-name="_2a__20_RA-Content"/>
      <text:p text:style-name="_2a__20_RA-Content">%include /tmp/ks_include.txt</text:p>
      <text:p text:style-name="_2a__20_RA-Content"/>
      <text:p text:style-name="_2a__20_RA-Content">skipx</text:p>
      <text:p text:style-name="_2a__20_RA-Content">firstboot --disable</text:p>
      <text:p text:style-name="_2a__20_RA-Content">eula --agreed</text:p>
      <text:p text:style-name="_2a__20_RA-Content"/>
      <text:p text:style-name="_2a__20_RA-Content">%packages</text:p>
      <text:p text:style-name="_2a__20_RA-Content">@core</text:p>
      <text:p text:style-name="_2a__20_RA-Content">ntp</text:p>
      <text:p text:style-name="_2a__20_RA-Content">ntpdate</text:p>
      <text:p text:style-name="_2a__20_RA-Content">-chrony</text:p>
      <text:p text:style-name="_2a__20_RA-Content">-firewalld</text:p>
      <text:p text:style-name="_2a__20_RA-Content">system-config-firewall-base</text:p>
      <text:p text:style-name="_2a__20_RA-Content">iptables</text:p>
      <text:p text:style-name="_2a__20_RA-Content">iptables-services</text:p>
      <text:p text:style-name="_2a__20_RA-Content">yum-plugin-versionlock</text:p>
      <text:p text:style-name="_2a__20_RA-Content"><text:soft-page-break/>yum-utils</text:p>
      <text:p text:style-name="_2a__20_RA-Content">%end</text:p>
      <text:p text:style-name="_2a__20_RA-Content"/>
      <text:p text:style-name="_2a__20_RA-Content">%pre --log /tmp/ceph-pre.log</text:p>
      <text:p text:style-name="_2a__20_RA-Content">EOFKS</text:p>
      <text:p text:style-name="_2a__20_RA-Content"/>
      <text:p text:style-name="_2a__20_RA-Content"/>
      <text:p text:style-name="_2a__20_RA-Content">{ </text:p>
      <text:p text:style-name="_2a__20_RA-Content">ntp=""</text:p>
      <text:p text:style-name="_2a__20_RA-Content"/>
      <text:p text:style-name="_2a__20_RA-Content">while read iface ip mask bridge</text:p>
      <text:p text:style-name="_2a__20_RA-Content">do</text:p>
      <text:p text:style-name="_2a__20_RA-Content"><text:s text:c="2"/>flag=""</text:p>
      <text:p text:style-name="_2a__20_RA-Content"/>
      <text:p text:style-name="_2a__20_RA-Content"><text:s text:c="2"/>[[ ${iface} == rootpassword ]] &amp;&amp; echo "echo rootpw ${ip} &gt;&gt; /tmp/ks_include.txt"</text:p>
      <text:p text:style-name="_2a__20_RA-Content"><text:s text:c="2"/>[[ ${iface} == timezone ]] &amp;&amp; echo "echo timezone ${ip} --utc &gt;&gt; /tmp/ks_include.txt"</text:p>
      <text:p text:style-name="_2a__20_RA-Content"/>
      <text:p text:style-name="_2a__20_RA-Content"><text:s text:c="2"/>[[ ${iface} == hostname ]] &amp;&amp; {</text:p>
      <text:p text:style-name="_2a__20_RA-Content"><text:s text:c="4"/>HostName=${ip} </text:p>
      <text:p text:style-name="_2a__20_RA-Content"><text:s text:c="4"/>echo "echo HostName=${ip} &gt;&gt; /tmp/ks_post_include.txt"</text:p>
      <text:p text:style-name="_2a__20_RA-Content"><text:s text:c="4"/>}</text:p>
      <text:p text:style-name="_2a__20_RA-Content"/>
      <text:p text:style-name="_2a__20_RA-Content"><text:s text:c="2"/>[[ ${iface} == nameserver ]] &amp;&amp; {</text:p>
      <text:p text:style-name="_2a__20_RA-Content"><text:s text:c="4"/>NameServers=${ip} </text:p>
      <text:p text:style-name="_2a__20_RA-Content"><text:s text:c="4"/>echo "echo NameServers=${ip} &gt;&gt; /tmp/ks_post_include.txt"</text:p>
      <text:p text:style-name="_2a__20_RA-Content"><text:s text:c="4"/>}</text:p>
      <text:p text:style-name="_2a__20_RA-Content"/>
      <text:p text:style-name="_2a__20_RA-Content"><text:s text:c="2"/>[[ ${iface} == gateway ]] &amp;&amp; {</text:p>
      <text:p text:style-name="_2a__20_RA-Content"><text:s text:c="4"/>Gateway=${ip} </text:p>
      <text:p text:style-name="_2a__20_RA-Content"><text:s text:c="4"/>echo "echo Gateway=${ip} &gt;&gt; /tmp/ks_post_include.txt"</text:p>
      <text:p text:style-name="_2a__20_RA-Content"><text:s text:c="4"/>}</text:p>
      <text:p text:style-name="_2a__20_RA-Content"/>
      <text:p text:style-name="_2a__20_RA-Content"><text:s text:c="2"/>[[ ${iface} == ntpserver ]] &amp;&amp; echo "echo NTPServer=${ip} &gt;&gt; /tmp/ks_post_include.txt"</text:p>
      <text:p text:style-name="_2a__20_RA-Content"><text:s text:c="2"/>[[ ${iface} == smuser ]] &amp;&amp; echo "echo SMUser=${ip} &gt;&gt; /tmp/ks_post_include.txt"</text:p>
      <text:p text:style-name="_2a__20_RA-Content"><text:s text:c="2"/>[[ ${iface} == smpassword ]] &amp;&amp; echo "echo SMPassword=\'${ip}\' &gt;&gt; /tmp/ks_post_include.txt"</text:p>
      <text:p text:style-name="_2a__20_RA-Content"><text:s text:c="2"/>[[ ${iface} == smpool ]] &amp;&amp; echo "echo SMPool=${ip} &gt;&gt; /tmp/ks_post_include.txt"</text:p>
      <text:p text:style-name="_2a__20_RA-Content"/>
      <text:p text:style-name="_2a__20_RA-Content"><text:s text:c="2"/>[[ ${iface} == smproxy ]] &amp;&amp; echo "echo SMProxy=${ip} &gt;&gt; /tmp/ks_post_include.txt"</text:p>
      <text:p text:style-name="_2a__20_RA-Content"><text:s text:c="2"/>[[ ${iface} == smproxyuser ]] &amp;&amp; echo "echo SMProxyUser=${ip} &gt;&gt; /tmp/ks_post_include.txt"</text:p>
      <text:p text:style-name="_2a__20_RA-Content"><text:s text:c="2"/>[[ ${iface} == smproxypassword ]] &amp;&amp; echo "echo SMProxyPassword=${ip} &gt;&gt; /tmp/ks_post_include.txt"</text:p>
      <text:p text:style-name="_2a__20_RA-Content"/>
      <text:p text:style-name="_2a__20_RA-Content"><text:s text:c="2"/>[[ ${iface} == eth0 ]] &amp;&amp; { </text:p>
      <text:p text:style-name="_2a__20_RA-Content"><text:s text:c="4"/>echo "echo network --activate --onboot=true --noipv6 --device=${iface} --bootproto=static --ip=${ip} --netmask=${mask} --hostname=${HostName} --gateway=${Gateway} --nameserver=${NameServers} &gt;&gt; /tmp/ks_include.txt"</text:p>
      <text:p text:style-name="_2a__20_RA-Content"><text:s text:c="4"/>}</text:p>
      <text:p text:style-name="_2a__20_RA-Content"><text:soft-page-break/></text:p>
      <text:p text:style-name="_2a__20_RA-Content"><text:s text:c="2"/>[[ ${iface} == eth1 ]] &amp;&amp; { </text:p>
      <text:p text:style-name="_2a__20_RA-Content"><text:s text:c="4"/>echo "echo network --activate --onboot=true --noipv6 --device=${iface} --bootproto=static --ip=${ip} --netmask=${mask} --gateway=${Gateway} --nodefroute &gt;&gt; /tmp/ks_include.txt"</text:p>
      <text:p text:style-name="_2a__20_RA-Content"><text:s text:c="4"/>}</text:p>
      <text:p text:style-name="_2a__20_RA-Content"/>
      <text:p text:style-name="_2a__20_RA-Content">done &lt;&lt;&lt; "$( grep -Ev "^#|^;|^\s*$" ${cfg_file} )"</text:p>
      <text:p text:style-name="_2a__20_RA-Content">} &gt;&gt; /tmp/ceph.ks</text:p>
      <text:p text:style-name="_2a__20_RA-Content"/>
      <text:p text:style-name="_2a__20_RA-Content">cat &lt;&lt;'EOFKS' &gt;&gt; /tmp/ceph.ks</text:p>
      <text:p text:style-name="_2a__20_RA-Content">%end</text:p>
      <text:p text:style-name="_2a__20_RA-Content"/>
      <text:p text:style-name="_2a__20_RA-Content">%post --nochroot --logfile /root/ceph-post.log</text:p>
      <text:p text:style-name="_2a__20_RA-Content"># Copy the files created during the %pre section to /root of the installed system for later use.</text:p>
      <text:p text:style-name="_2a__20_RA-Content"><text:s text:c="2"/>cp -v /tmp/ceph-pre.log /mnt/sysimage/root</text:p>
      <text:p text:style-name="_2a__20_RA-Content"><text:s text:c="2"/>cp -v /tmp/ks_include.txt /mnt/sysimage/root</text:p>
      <text:p text:style-name="_2a__20_RA-Content"><text:s text:c="2"/>cp -v /tmp/ks_post_include.txt /mnt/sysimage/root</text:p>
      <text:p text:style-name="_2a__20_RA-Content">%end</text:p>
      <text:p text:style-name="_2a__20_RA-Content"/>
      <text:p text:style-name="_2a__20_RA-Content"/>
      <text:p text:style-name="_2a__20_RA-Content">%post</text:p>
      <text:p text:style-name="_2a__20_RA-Content"/>
      <text:p text:style-name="_2a__20_RA-Content">exec &lt; /dev/tty8 &gt; /dev/tty8</text:p>
      <text:p text:style-name="_2a__20_RA-Content">chvt 8</text:p>
      <text:p text:style-name="_2a__20_RA-Content"/>
      <text:p text:style-name="_2a__20_RA-Content">(</text:p>
      <text:p text:style-name="_2a__20_RA-Content"><text:s text:c="2"/># Source the variables from the %pre section</text:p>
      <text:p text:style-name="_2a__20_RA-Content"><text:s text:c="2"/>. /root/ks_post_include.txt</text:p>
      <text:p text:style-name="_2a__20_RA-Content"/>
      <text:p text:style-name="_2a__20_RA-Content"><text:s text:c="2"/># Configure name resolution</text:p>
      <text:p text:style-name="_2a__20_RA-Content"><text:s text:c="2"/>for ns in ${NameServers//,/ }</text:p>
      <text:p text:style-name="_2a__20_RA-Content"><text:s text:c="2"/>do</text:p>
      <text:p text:style-name="_2a__20_RA-Content"><text:s text:c="4"/>echo "nameserver ${ns}" &gt;&gt; /etc/resolv.conf</text:p>
      <text:p text:style-name="_2a__20_RA-Content"><text:s text:c="2"/>done</text:p>
      <text:p text:style-name="_2a__20_RA-Content"/>
      <text:p text:style-name="_2a__20_RA-Content"><text:s text:c="2"/>echo "GATEWAY=${Gateway}" &gt;&gt; /etc/sysconfig/network</text:p>
      <text:p text:style-name="_2a__20_RA-Content"/>
      <text:p text:style-name="_2a__20_RA-Content"><text:s text:c="2"/>sed -i -e '/^DNS/d' -e '/^GATEWAY/d' /etc/sysconfig/network-scripts/ifcfg-eth0</text:p>
      <text:p text:style-name="_2a__20_RA-Content"><text:s text:c="2"/>sed -i -e '/^DNS/d' -e '/^GATEWAY/d' /etc/sysconfig/network-scripts/ifcfg-eth1</text:p>
      <text:p text:style-name="_2a__20_RA-Content"/>
      <text:p text:style-name="_2a__20_RA-Content"><text:s text:c="2"/>echo "$( ip addr show dev eth0 | awk '/inet / { print $2 }' | sed 's/\/.*//' ) <text:s/>${HostName}" &gt;&gt; /etc/hosts</text:p>
      <text:p text:style-name="_2a__20_RA-Content"/>
      <text:p text:style-name="_2a__20_RA-Content"><text:s text:c="2"/>echo "----------------------"</text:p>
      <text:p text:style-name="_2a__20_RA-Content"><text:s text:c="2"/>ip addr</text:p>
      <text:p text:style-name="_2a__20_RA-Content"><text:s text:c="2"/>echo "subscription-manager register --username ${SMUser} --password *********"</text:p>
      <text:p text:style-name="_2a__20_RA-Content"><text:s text:c="2"/>echo "----------------------"</text:p>
      <text:p text:style-name="_2a__20_RA-Content"/>
      <text:p text:style-name="_2a__20_RA-Content"># Register the system using Subscription Manager</text:p>
      <text:p text:style-name="_2a__20_RA-Content"><text:s text:c="2"/>[[ ${SMProxy} ]] &amp;&amp; {</text:p>
      <text:p text:style-name="_2a__20_RA-Content"><text:soft-page-break/><text:s text:c="4"/>ProxyInfo="--proxy ${SMProxy}"</text:p>
      <text:p text:style-name="_2a__20_RA-Content"/>
      <text:p text:style-name="_2a__20_RA-Content"><text:s text:c="4"/>[[ ${SMProxyUser} ]] &amp;&amp; ProxyInfo+=" --proxyuser ${SMProxyUser}"</text:p>
      <text:p text:style-name="_2a__20_RA-Content"><text:s text:c="4"/>[[ ${SMProxyPassword} ]] &amp;&amp; ProxyInfo+=" --proxypassword ${SMProxyPassword}"</text:p>
      <text:p text:style-name="_2a__20_RA-Content"><text:s text:c="4"/>}</text:p>
      <text:p text:style-name="_2a__20_RA-Content"/>
      <text:p text:style-name="_2a__20_RA-Content"><text:s text:c="2"/>subscription-manager register --username ${SMUser} --password ${SMPassword} ${ProxyInfo}</text:p>
      <text:p text:style-name="_2a__20_RA-Content"/>
      <text:p text:style-name="_2a__20_RA-Content"/>
      <text:p text:style-name="_2a__20_RA-Content"><text:s text:c="2"/>SMPool=""</text:p>
      <text:p text:style-name="_2a__20_RA-Content"/>
      <text:p text:style-name="_2a__20_RA-Content"><text:s text:c="2"/>[[ x${SMPool} = x ]] \</text:p>
      <text:p text:style-name="_2a__20_RA-Content"><text:s text:c="4"/>&amp;&amp; SMPool=$( subscription-manager list --available | awk '/Red Hat Enterprise Linux Server/,/Pool/ {pool = $3} END {print pool}' )</text:p>
      <text:p text:style-name="_2a__20_RA-Content"/>
      <text:p text:style-name="_2a__20_RA-Content"><text:s text:c="2"/>[[ -n ${SMPool} ]] \</text:p>
      <text:p text:style-name="_2a__20_RA-Content"><text:s text:c="4"/>&amp;&amp; subscription-manager attach --pool ${SMPool} \</text:p>
      <text:p text:style-name="_2a__20_RA-Content"><text:s text:c="4"/>|| ( echo "Could not find a Red Hat Enterprise Linux Server pool to attach to. - Auto-attaching to any pool." \</text:p>
      <text:p text:style-name="_2a__20_RA-Content"><text:s text:c="9"/>subscription-manager attach --auto</text:p>
      <text:p text:style-name="_2a__20_RA-Content"><text:s text:c="9"/>)</text:p>
      <text:p text:style-name="_2a__20_RA-Content"/>
      <text:p text:style-name="_2a__20_RA-Content"><text:s text:c="2"/># Disable all enabled repositories</text:p>
      <text:p text:style-name="_2a__20_RA-Content"><text:s text:c="2"/>for repo in $( yum repolist all | awk '/enabled:/ { print $1}' )</text:p>
      <text:p text:style-name="_2a__20_RA-Content"><text:s text:c="2"/>do</text:p>
      <text:p text:style-name="_2a__20_RA-Content"><text:s text:c="4"/>yum-config-manager --disable ${repo} | grep -E "^\[|^enabled"</text:p>
      <text:p text:style-name="_2a__20_RA-Content"><text:s text:c="2"/>done</text:p>
      <text:p text:style-name="_2a__20_RA-Content"/>
      <text:p text:style-name="_2a__20_RA-Content"><text:s text:c="2"/>yum-config-manager --enable rhel-7-server-rpms </text:p>
      <text:p text:style-name="_2a__20_RA-Content"/>
      <text:p text:style-name="_2a__20_RA-Content"><text:s text:c="2"/>cat &lt;&lt;EOIP &gt; /etc/sysconfig/iptables</text:p>
      <text:p text:style-name="_2a__20_RA-Content">*filter</text:p>
      <text:p text:style-name="_2a__20_RA-Content">:INPUT ACCEPT [0:0]</text:p>
      <text:p text:style-name="_2a__20_RA-Content">:FORWARD ACCEPT [0:0]</text:p>
      <text:p text:style-name="_2a__20_RA-Content">:OUTPUT ACCEPT [0:0]</text:p>
      <text:p text:style-name="_2a__20_RA-Content">-A INPUT -m state --state RELATED,ESTABLISHED -j ACCEPT</text:p>
      <text:p text:style-name="_2a__20_RA-Content">-A INPUT -p icmp -j ACCEPT</text:p>
      <text:p text:style-name="_2a__20_RA-Content">-A INPUT -i lo -j ACCEPT</text:p>
      <text:p text:style-name="_2a__20_RA-Content">-A INPUT -p tcp -m state --state NEW -m tcp --dport 22 -j ACCEPT</text:p>
      <text:p text:style-name="_2a__20_RA-Content">-A INPUT -m state --state NEW -m tcp -p tcp --dport 80 -j ACCEPT</text:p>
      <text:p text:style-name="_2a__20_RA-Content">-A INPUT -m state --state NEW -m tcp -p tcp --dport 4505 -j ACCEPT</text:p>
      <text:p text:style-name="_2a__20_RA-Content">-A INPUT -m state --state NEW -m tcp -p tcp --dport 4506 -j ACCEPT</text:p>
      <text:p text:style-name="_2a__20_RA-Content">-A INPUT -j REJECT --reject-with icmp-host-prohibited</text:p>
      <text:p text:style-name="_2a__20_RA-Content">-A FORWARD -j REJECT --reject-with icmp-host-prohibited</text:p>
      <text:p text:style-name="_2a__20_RA-Content">COMMIT</text:p>
      <text:p text:style-name="_2a__20_RA-Content">EOIP</text:p>
      <text:p text:style-name="_2a__20_RA-Content"/>
      <text:p text:style-name="_2a__20_RA-Content"><text:s text:c="2"/>systemctl enable iptables</text:p>
      <text:p text:style-name="_2a__20_RA-Content"/>
      <text:p text:style-name="_2a__20_RA-Content"/>
      <text:p text:style-name="_2a__20_RA-Content"><text:s text:c="2"/>sed -i -e "s/^SELINUX=.*/SELINUX=permissive/" /etc/selinux/config</text:p>
      <text:p text:style-name="_2a__20_RA-Content"/>
      <text:p text:style-name="_2a__20_RA-Content"><text:s text:c="2"/># Configure the ntp daemon</text:p>
      <text:p text:style-name="_2a__20_RA-Content"><text:soft-page-break/><text:s text:c="2"/>chkconfig ntpd on</text:p>
      <text:p text:style-name="_2a__20_RA-Content"><text:s text:c="2"/>sed -i -e "/^server /d" /etc/ntp.conf</text:p>
      <text:p text:style-name="_2a__20_RA-Content"/>
      <text:p text:style-name="_2a__20_RA-Content"><text:s text:c="2"/>for ntps in ${NTPServers//,/ }</text:p>
      <text:p text:style-name="_2a__20_RA-Content"><text:s text:c="2"/>do</text:p>
      <text:p text:style-name="_2a__20_RA-Content"><text:s text:c="4"/>echo "server ${ntps}" &gt;&gt; /etc/ntp.conf</text:p>
      <text:p text:style-name="_2a__20_RA-Content"><text:s text:c="2"/>done</text:p>
      <text:p text:style-name="_2a__20_RA-Content"/>
      <text:p text:style-name="_2a__20_RA-Content"><text:s text:c="2"/>mkdir /tmp/mnt</text:p>
      <text:p text:style-name="_2a__20_RA-Content"><text:s text:c="2"/>mount /dev/fd0 /tmp/mnt</text:p>
      <text:p text:style-name="_2a__20_RA-Content"><text:s text:c="2"/>[[ -e /tmp/mnt/versionlock.list ]] &amp;&amp; {</text:p>
      <text:p text:style-name="_2a__20_RA-Content"><text:s text:c="4"/>cp /tmp/mnt/versionlock.list /etc/yum/pluginconf.d</text:p>
      <text:p text:style-name="_2a__20_RA-Content"><text:s text:c="4"/>chmod 644 /etc/yum/pluginconf.d/versionlock.list</text:p>
      <text:p text:style-name="_2a__20_RA-Content"><text:s text:c="4"/>}</text:p>
      <text:p text:style-name="_2a__20_RA-Content"/>
      <text:p text:style-name="_2a__20_RA-Content"/>
      <text:p text:style-name="_2a__20_RA-Content"><text:s text:c="2"/>yum -y update</text:p>
      <text:p text:style-name="_2a__20_RA-Content"/>
      <text:p text:style-name="_2a__20_RA-Content"><text:s text:c="2"/>systemctl disable NetworkManager</text:p>
      <text:p text:style-name="_2a__20_RA-Content"><text:s text:c="2"/>systemctl disable firewalld</text:p>
      <text:p text:style-name="_2a__20_RA-Content"/>
      <text:p text:style-name="_2a__20_RA-Content"/>
      <text:p text:style-name="_2a__20_RA-Content"/>
      <text:p text:style-name="_2a__20_RA-Content">) 2&gt;&amp;1 | /usr/bin/tee -a /root/ceph-post.log</text:p>
      <text:p text:style-name="_2a__20_RA-Content"/>
      <text:p text:style-name="_2a__20_RA-Content">chvt 6</text:p>
      <text:p text:style-name="_2a__20_RA-Content"/>
      <text:p text:style-name="_2a__20_RA-Content">%end</text:p>
      <text:p text:style-name="_2a__20_RA-Content"/>
      <text:p text:style-name="_2a__20_RA-Content">EOFKS</text:p>
      <text:p text:style-name="_2a__20_RA-Content"/>
      <text:p text:style-name="_2a__20_RA-Content"/>
      <text:p text:style-name="_2a__20_RA-Content">[[ ! -e /store/data/images ]] &amp;&amp; mkdir -p /store/data/images</text:p>
      <text:p text:style-name="_2a__20_RA-Content"/>
      <text:p text:style-name="_2a__20_RA-Content">[[ -e ceph.vlock ]] &amp;&amp; {</text:p>
      <text:p text:style-name="_2a__20_RA-Content"/>
      <text:p text:style-name="_2a__20_RA-Content"><text:s text:c="2"/>[[ -e /tmp/floppy-ceph.img ]] &amp;&amp; rm -rf /tmp/floppy-ceph.img</text:p>
      <text:p text:style-name="_2a__20_RA-Content"><text:s text:c="2"/>mkfs.vfat -C /tmp/floppy-ceph.img 1440</text:p>
      <text:p text:style-name="_2a__20_RA-Content"><text:s text:c="2"/>mkdir /tmp/mnt-ceph</text:p>
      <text:p text:style-name="_2a__20_RA-Content"><text:s text:c="2"/>mount -o loop /tmp/floppy-ceph.img /tmp/mnt-ceph</text:p>
      <text:p text:style-name="_2a__20_RA-Content"><text:s text:c="2"/>cp ceph.vlock /tmp/mnt-ceph/versionlock.list</text:p>
      <text:p text:style-name="_2a__20_RA-Content"><text:s text:c="2"/>sync</text:p>
      <text:p text:style-name="_2a__20_RA-Content"><text:s text:c="2"/>umount /tmp/mnt-ceph</text:p>
      <text:p text:style-name="_2a__20_RA-Content"><text:s text:c="2"/>rmdir /tmp/mnt-ceph</text:p>
      <text:p text:style-name="_2a__20_RA-Content"/>
      <text:p text:style-name="_2a__20_RA-Content"><text:s text:c="2"/>virt-install --name ceph \</text:p>
      <text:p text:style-name="_2a__20_RA-Content"><text:s text:c="4"/>--ram 4096 \</text:p>
      <text:p text:style-name="_2a__20_RA-Content"><text:s text:c="4"/>--vcpus 2 \</text:p>
      <text:p text:style-name="_2a__20_RA-Content"><text:s text:c="4"/>--hvm \</text:p>
      <text:p text:style-name="_2a__20_RA-Content"><text:s text:c="4"/>--os-type linux \</text:p>
      <text:p text:style-name="_2a__20_RA-Content"><text:s text:c="4"/>--os-variant rhel6 \</text:p>
      <text:p text:style-name="_2a__20_RA-Content"><text:s text:c="4"/>--disk /store/data/images/ceph.img,bus=virtio,size=16 \</text:p>
      <text:p text:style-name="_2a__20_RA-Content"><text:s text:c="4"/>--disk /tmp/floppy-ceph.img,device=floppy \</text:p>
      <text:p text:style-name="_2a__20_RA-Content"><text:s text:c="4"/>--network bridge=public \</text:p>
      <text:p text:style-name="_2a__20_RA-Content"><text:s text:c="4"/>--network bridge=provision \</text:p>
      <text:p text:style-name="_2a__20_RA-Content"><text:soft-page-break/><text:s text:c="4"/>--initrd-inject /tmp/ceph.ks \</text:p>
      <text:p text:style-name="_2a__20_RA-Content"><text:s text:c="4"/>--extra-args "ks=file:/ceph.ks" \</text:p>
      <text:p text:style-name="_2a__20_RA-Content"><text:s text:c="4"/>--noautoconsole \</text:p>
      <text:p text:style-name="_2a__20_RA-Content"><text:s text:c="4"/>--graphics spice \</text:p>
      <text:p text:style-name="_2a__20_RA-Content"><text:s text:c="4"/>--autostart \</text:p>
      <text:p text:style-name="_2a__20_RA-Content"><text:s text:c="4"/>--location ${location}</text:p>
      <text:p text:style-name="_2a__20_RA-Content"><text:s text:c="2"/>} || {</text:p>
      <text:p text:style-name="_2a__20_RA-Content"/>
      <text:p text:style-name="_2a__20_RA-Content">virt-install --name ceph \</text:p>
      <text:p text:style-name="_2a__20_RA-Content"><text:s text:c="2"/>--ram 4096 \</text:p>
      <text:p text:style-name="_2a__20_RA-Content"><text:s text:c="2"/>--vcpus 2 \</text:p>
      <text:p text:style-name="_2a__20_RA-Content"><text:s text:c="2"/>--hvm \</text:p>
      <text:p text:style-name="_2a__20_RA-Content"><text:s text:c="2"/>--os-type linux \</text:p>
      <text:p text:style-name="_2a__20_RA-Content"><text:s text:c="2"/>--os-variant rhel6 \</text:p>
      <text:p text:style-name="_2a__20_RA-Content"><text:s text:c="2"/>--disk /store/data/images/ceph.img,bus=virtio,size=16 \</text:p>
      <text:p text:style-name="_2a__20_RA-Content"><text:s text:c="2"/>--network bridge=public \</text:p>
      <text:p text:style-name="_2a__20_RA-Content"><text:s text:c="2"/>--network bridge=provision \</text:p>
      <text:p text:style-name="_2a__20_RA-Content"><text:s text:c="2"/>--initrd-inject /tmp/ceph.ks \</text:p>
      <text:p text:style-name="_2a__20_RA-Content"><text:s text:c="2"/>--extra-args "ks=file:/ceph.ks" \</text:p>
      <text:p text:style-name="_2a__20_RA-Content"><text:s text:c="2"/>--noautoconsole \</text:p>
      <text:p text:style-name="_2a__20_RA-Content"><text:s text:c="2"/>--graphics spice \</text:p>
      <text:p text:style-name="_2a__20_RA-Content"><text:s text:c="2"/>--autostart \</text:p>
      <text:p text:style-name="_2a__20_RA-Content"><text:s text:c="2"/>--location ${location}</text:p>
      <text:p text:style-name="_2a__20_RA-Content"><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9</text:page-number></text:span><text:span text:style-name="MT1"><text:tab/></text:span></text:p>
      </style:footer>
      <style:footer-left>
        <text:p text:style-name="Footer"><text:span text:style-name="MT2"><text:tab/></text:span><text:span text:style-name="MT2"><text:page-number text:select-page="current">10</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1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10</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10</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1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10</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10</text:page-number></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2T17:23:38.71</dc:date>
    <meta:editing-duration>PT9M36S</meta:editing-duration>
    <meta:editing-cycles>8</meta:editing-cycles>
    <meta:generator>OpenOffice/4.1.1$Win32 OpenOffice.org_project/411m6$Build-9775</meta:generator>
    <meta:document-statistic meta:table-count="2" meta:image-count="8" meta:object-count="0" meta:page-count="10" meta:paragraph-count="277" meta:word-count="1641" meta:character-count="11915"/>
  </office:meta>
</office:document-meta>
</file>